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328" calcext:value-type="float">
            <text:p>328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/>
          <table:table-cell office:value-type="string" calcext:value-type="string">
            <text:p>Неделя 3 (30.01 — 06.02)</text:p>
          </table:table-cell>
          <table:table-cell table:formula="of:=SUM([.C12:.C18])" office:value-type="float" office:value="148" calcext:value-type="float">
            <text:p>148</text:p>
          </table:table-cell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1-29" calcext:value-type="date">
            <text:p>29.01.26</text:p>
          </table:table-cell>
          <table:table-cell table:formula="of:=701" office:value-type="float" office:value="701" calcext:value-type="float">
            <text:p>701</text:p>
          </table:table-cell>
          <table:table-cell table:formula="of:=[.B11]-[.B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" table:formula="of:=[.A11]+1" office:value-type="date" office:date-value="2026-01-30" calcext:value-type="date">
            <text:p>30.01.26</text:p>
          </table:table-cell>
          <table:table-cell table:formula="of:=849" office:value-type="float" office:value="849" calcext:value-type="float">
            <text:p>849</text:p>
          </table:table-cell>
          <table:table-cell table:formula="of:=[.B12]-[.B11]" office:value-type="float" office:value="148" calcext:value-type="float">
            <text:p>148</text:p>
          </table:table-cell>
          <table:table-cell table:number-columns-repeated="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.00.0000</text:date>, <text:time style:data-style-name="N2" text:time-value="10:46:56.882221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30T10:48:08.402237231</dc:date>
    <meta:editing-duration>PT28M9S</meta:editing-duration>
    <meta:editing-cycles>25</meta:editing-cycles>
    <meta:generator>LibreOffice/24.2.7.2$Linux_X86_64 LibreOffice_project/420$Build-2</meta:generator>
    <meta:document-statistic meta:table-count="3" meta:cell-count="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9cm" svg:y="0.379cm" svg:width="14.142cm" svg:height="6.975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6052">
                <text:p>4605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